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lMateen" fo:font-size="18pt" style:font-size-asian="18pt" style:font-size-complex="18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6" style:family="paragraph" style:parent-style-name="Standard" style:list-style-name="L6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31" style:family="paragraph" style:parent-style-name="Standard" style:list-style-name="L3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7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3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0" style:family="paragraph" style:parent-style-name="Standard" style:list-style-name="L6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style:font-size-asian="10.5pt" style:font-size-complex="12pt"/>
    </style:style>
    <style:style style:name="T8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Nimbus Sans L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fo:font-size="10pt" style:font-size-asian="10pt" style:font-size-complex="10pt"/>
    </style:style>
    <style:style style:name="T13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lMateen"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3">Linguagem de programação C++.</text:p>
            </text:list-item>
            <text:list-item>
              <text:p text:style-name="P27">CORBA</text:p>
            </text:list-item>
            <text:list-item>
              <text:p text:style-name="P23">Conceitos básicos do <text:span text:style-name="T1">Openbus</text:span>.</text:p>
            </text:list-item>
          </text:list>
        </text:list-item>
      </text:list>
      <text:p text:style-name="P12"/>
      <text:list text:style-name="L2">
        <text:list-header>
          <text:p text:style-name="P28">1. Preparando o ambiente</text:p>
          <text:p text:style-name="P28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1"><text:span text:style-name="T3">Adicionar o plugin(</text:span><text:span text:style-name="Source_20_Text"><text:span text:style-name="T6">portable_interceptor</text:span></text:span><text:span text:style-name="Source_20_Text"><text:span text:style-name="T3">)</text:span></text:span><text:span text:style-name="T3"> responsável pela interceptação na lista </text:span><text:span text:style-name="T6">orb_plugins</text:span><text:span text:style-name="T3">.</text:span></text:p>
              <text:p text:style-name="P25">Ex.:</text:p>
              <text:p text:style-name="P33">orb_plugins = ["local_log_stream", "iiop_profile", "giop", "iiop", </text:p>
              <text:p text:style-name="P25"><text:span text:style-name="T12">"portable_interceptor"];</text:span> </text:p>
              <text:p text:style-name="P25"/>
            </text:list-item>
            <text:list-item>
              <text:p text:style-name="P25">O nome do interceptador cliente(<text:span text:style-name="T10">AccessControl</text:span>) <text:s/>deve constar na lista <text:span text:style-name="T10">client_binding_list</text:span>.</text:p>
              <text:p text:style-name="P25">Ex.: </text:p>
              <text:p text:style-name="P33">binding:client_binding_list = ["AccessControl+OTS+POA_Coloc", </text:p>
              <text:p text:style-name="P33">"AccessControl+POA_Coloc", "OTS+POA_Coloc", "POA_Coloc", "AccessControl </text:p>
              <text:p text:style-name="P33">+OTS+GIOP+IIOP", "AccessControl+GIOP+IIOP", "OTS+GIOP+IIOP", "GIOP </text:p>
              <text:p text:style-name="P33">+IIOP"];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><text:soft-page-break/></text:p>
      <text:list text:style-name="L3">
        <text:list-item text:start-value="1">
          <text:list>
            <text:list-item text:start-value="1">
              <text:p text:style-name="P25">O nome do interceptador servidor(<text:span text:style-name="T10">AccessControl</text:span>) deve constar na lista <text:span text:style-name="T10">server_binding_list</text:span>.</text:p>
              <text:p text:style-name="P25">Ex.: </text:p>
              <text:p text:style-name="P33">binding:server_binding_list = ["OTS+AccessControl", </text:p>
              <text:p text:style-name="P33">"AccessControl", "OTS", ""];</text:p>
            </text:list-item>
          </text:list>
        </text:list-item>
      </text:list>
      <text:p text:style-name="P3"/>
      <text:list text:style-name="L4">
        <text:list-header>
          <text:p text:style-name="P29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7">Entrar no diretório <text:span text:style-name="T12">$OPENBUS_HOME/demo/hello/orbix63.</text:span></text:p>
        </text:list-item>
        <text:list-item>
          <text:p text:style-name="P37">Editar o arquivo <text:span text:style-name="T12">$OPENBUS_HOME/demo/hello/orbix63/democonfig</text:span> e configurar a localização do barramento.</text:p>
        </text:list-item>
        <text:list-item>
          <text:p text:style-name="P37">Executar o processo servidor: <text:span text:style-name="T12">./runserver</text:span></text:p>
          <text:p text:style-name="P37">A mensagem “<text:span text:style-name="T12">Serviço HELLO registrado no OpenBus...</text:span>” deve ser retornada.</text:p>
        </text:list-item>
        <text:list-item>
          <text:p text:style-name="P37">Executar o processo cliente: <text:span text:style-name="T12">./client</text:span></text:p>
          <text:p text:style-name="P37"><text:span text:style-name="T2">Após a execução do cliente, no terminal do processo servidor a seguinte mensagem deve ser retornada:</text:span><text:span text:style-name="T12"> “Servant diz: HELLO!”</text:span></text:p>
        </text:list-item>
      </text:list>
      <text:p text:style-name="P3"/>
      <text:p text:style-name="P3"><text:tab/><text:span text:style-name="T14">2. Desenvolvimento</text:span></text:p>
      <text:p text:style-name="P9"/>
      <text:p text:style-name="P8"><text:tab/>2.1. API</text:p>
      <text:p text:style-name="P3"/>
      <text:p text:style-name="P3"><text:tab/>A <text:span text:style-name="T15">API</text:span> é composta pelos módulos <text:span text:style-name="T1">openbus.h</text:span> e <text:span text:style-name="T1">RegistryService.h</text:span>.</text:p>
      <text:p text:style-name="P3"><text:tab/><text:tab/></text:p>
      <text:p text:style-name="P14"><text:tab/>Openbus::Openbus(</text:p>
      <text:p text:style-name="P14"><text:tab/> <text:s/>int argc,</text:p>
      <text:p text:style-name="P14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<text:tab/>Openbus::Openbus(</text:p>
      <text:p text:style-name="P14"><text:tab/> <text:s/>int argc,</text:p>
      <text:p text:style-name="P14"><text:tab/> <text:s/>char** argv,</text:p>
      <text:p text:style-name="P14"><text:tab/> <text:s/>char* host,</text:p>
      <text:p text:style-name="P14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3"/>
      <text:p text:style-name="P14"><text:tab/>void Openbus::init()</text:p>
      <text:p text:style-name="P3"/>
      <text:p text:style-name="P16">Inicializa uma referência a um barramento.</text:p>
      <text:p text:style-name="P16">Um <text:span text:style-name="T1">ORB</text:span> e <text:span text:style-name="T1">POA</text:span> são criado implicitamente.</text:p>
      <text:p text:style-name="P41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6"/>
      <text:p text:style-name="P7"><text:tab/><text:span text:style-name="T11">void Openbus::init(</text:span></text:p>
      <text:p text:style-name="P14"><text:s text:c="8"/>CORBA::ORB_ptr _orb,</text:p>
      <text:p text:style-name="P14"><text:s text:c="8"/>PortableServer::POA* _poa)</text:p>
      <text:p text:style-name="P3"/>
      <text:p text:style-name="P16">Inicializa uma referência a um barramento.</text:p>
      <text:p text:style-name="P16">Um <text:span text:style-name="T1">ORB</text:span> e <text:span text:style-name="T1">POA</text:span> são passados explicitamente pelo usuário.</text:p>
      <text:p text:style-name="P16">Os argumentos <text:span text:style-name="T1">Openbus</text:span> de linha de comando (<text:span text:style-name="T1">argc</text:span> e <text:span text:style-name="T1">argv</text:span>) são tratados.</text:p>
      <text:p text:style-name="P17"/>
      <text:p text:style-name="P3"><text:tab/><text:span text:style-name="T13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13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13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13">Credential* Openbus::getCredential()</text:span></text:p>
      <text:p text:style-name="P13"/>
      <text:p text:style-name="P3"><text:tab/>Retorna a credencial de identificação do usuário frente ao barramento.</text:p>
      <text:p text:style-name="P3"/>
      <text:p text:style-name="P3"><text:tab/><text:span text:style-name="T13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3"><text:soft-page-break/></text:p>
      <text:p text:style-name="P14"><text:tab/>services::RegistryService* Openbus::connect(</text:p>
      <text:p text:style-name="P14"><text:s text:c="8"/>const char* user,</text:p>
      <text:p text:style-name="P14"><text:s text:c="8"/>const char* password)</text:p>
      <text:p text:style-name="P14"><text:s text:c="8"/>throw (COMMUNICATION_FAILURE, LOGIN_FAILURE)</text:p>
      <text:p text:style-name="P3"/>
      <text:p text:style-name="P16">Realiza uma tentativa de conexão com o barramento. Se a tentativa for bem sucedida, uma instância que representa o serviço de registro é retornada, caso contrário duas exceções podem ser lançadas:</text:p>
      <text:p text:style-name="P16"><text:tab/><text:span text:style-name="T10">LOGIN_FAILURE</text:span>: O par nome de usuário e senha não foram validados.</text:p>
      <text:p text:style-name="P16"><text:tab/><text:span text:style-name="T10">COMMUNICATION_FAILURE</text:span>: Alguma falha de comunicação com o <text:tab/>barramento ocorreu. ( ** Pontos sugestivos...)</text:p>
      <text:p text:style-name="P3"/>
      <text:p text:style-name="P14"><text:tab/>bool disconnect()</text:p>
      <text:p text:style-name="P14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4"><text:tab/>void run()</text:p>
      <text:p text:style-name="P14"/>
      <text:p text:style-name="P15"><text:tab/><text:span text:style-name="T5">Loop</text:span><text:span text:style-name="T7"> que processa requisições remotas. Execução do </text:span><text:span text:style-name="T5">orb-&gt;run()</text:span><text:span text:style-name="T7">.</text:span></text:p>
      <text:p text:style-name="P6"/>
      <text:p text:style-name="P14"><text:tab/>void services::RegistryService::Register(</text:p>
      <text:p text:style-name="P14"><text:tab/> <text:s/>ServiceOffer serviceOffer, </text:p>
      <text:p text:style-name="P14"><text:s text:c="8"/>char* registryId)</text:p>
      <text:p text:style-name="P14"/>
      <text:p text:style-name="P10"><text:span text:style-name="T2"><text:tab/>Registra um serviço no barramento. O serviço é descrito através de uma oferta de <text:tab/></text:span><text:span text:style-name="T2">serviço. Caso o serviço seja registrado com sucesso, a identificação <text:s/>do mesmo é <text:tab/>armazenada no parâmetro de saída </text:span><text:span text:style-name="T9">registryId.</text:span></text:p>
      <text:p text:style-name="P5"/>
      <text:p text:style-name="P18"><text:s text:c="6"/><text:tab/>ServiceOfferList* services::RegistryService::find(</text:p>
      <text:p text:style-name="P19"><text:s text:c="8"/>PropertyList criteria);</text:p>
      <text:p text:style-name="P21"/>
      <text:p text:style-name="P20"><text:tab/><text:span text:style-name="T3">Busca um ou mais serviços no barramento que atendam aos critérios descritos no <text:tab/>parâmetro </text:span><text:span text:style-name="T4">criteria,</text:span><text:span text:style-name="T8"> que é uma lista de propriedades descrita através de </text:span><text:span text:style-name="T4">strings</text:span><text:span text:style-name="T8"> no <text:tab/>formato <text:s/>chave = valores.</text:span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8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2">openbus::Openbus* bus = new openbus::Openbus(argc, argv);</text:span></text:p>
      <text:list text:style-name="L6">
        <text:list-header>
          <text:p text:style-name="P26"/>
          <text:list>
            <text:list-item>
              <text:list>
                <text:list-header>
                  <text:p text:style-name="P40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2">bus-&gt;init();</text:span></text:p>
      <text:p text:style-name="P3"/>
      <text:p text:style-name="P39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3"><text:tab/><text:tab/>services::RegistryService* registryService =</text:p>
      <text:p text:style-name="P13"><text:tab/><text:tab/><text:tab/>bus-&gt;connect(USER, PASSWORD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38">typedef sequence&lt;string&gt; PropertyValue;</text:p>
      <text:p text:style-name="P38">struct Property {</text:p>
      <text:p text:style-name="P38"><text:s text:c="4"/>string name;</text:p>
      <text:p text:style-name="P38"><text:s text:c="4"/>PropertyValue value;</text:p>
      <text:p text:style-name="P38">};</text:p>
      <text:p text:style-name="P16"/>
      <text:p text:style-name="P38">typedef sequence&lt;Property&gt; PropertyList;</text:p>
      <text:p text:style-name="P38"/>
      <text:p text:style-name="P38">struct <text:span text:style-name="T10">ServiceOffer</text:span> {</text:p>
      <text:p text:style-name="P38"><text:s text:c="4"/>PropertyList properties;</text:p>
      <text:p text:style-name="P38"><text:s text:c="4"/>scs::core::IComponent member;</text:p>
      <text:p text:style-name="P38">};</text:p>
      <text:p text:style-name="P16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determinada faceta:</text:p>
      <text:p text:style-name="P3"/>
      <text:p text:style-name="P13"><text:tab/>scs::core::ComponentBuilder* componentBuilder = bus-&gt;getComponentBuilder();</text:p>
      <text:p text:style-name="P13"><text:tab/>scs::core::IComponentImpl* Icomponent = </text:p>
      <text:p text:style-name="P13"><text:tab/><text:tab/>componentBuilder-&gt;createComponent("component", 1, "facet", </text:p>
      <text:p text:style-name="P13"><text:tab/> <text:s text:c="5"/>"IDL:Hello:1.0", hello);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:</text:p>
      <text:p text:style-name="P3"/>
      <text:p text:style-name="P13"><text:s text:c="2"/>openbusidl::rs::PropertyList_var p = new openbusidl::rs::PropertyList(5);</text:p>
      <text:p text:style-name="P13"><text:s text:c="2"/>p-&gt;length(1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 </text:p>
      <text:p text:style-name="P13"><text:s text:c="4"/>new openbusidl::rs::PropertyValue(5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><text:s text:c="2"/>openbusidl::rs::ServiceOffer so;</text:p>
      <text:p text:style-name="P13"><text:s text:c="2"/>so.properties = p;</text:p>
      <text:p text:style-name="P13"><text:s text:c="2"/>so.member = Icomponent-&gt;_this();</text:p>
      <text:p text:style-name="P13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2">registryService-&gt;Register(so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2">bus-&gt;run();</text:span></text:p>
      <text:p text:style-name="P3"/>
      <text:p text:style-name="P9"><text:tab/><text:span text:style-name="T10">2.2.3. Processo cliente</text:span>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8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3"><text:s text:c="3"/><text:span text:style-name="T12">CORBA::ULong idx = 0;</text:span></text:p>
      <text:p text:style-name="P13"><text:s text:c="2"/>openbusidl::rs::PropertyList_var p = new openbusidl::rs::PropertyList(5);</text:p>
      <text:p text:style-name="P13"><text:s text:c="2"/>p-&gt;length(1);</text:p>
      <text:p text:style-name="P13"><text:s text:c="2"/>openbusidl::rs::ServiceOfferList_var soList =</text:p>
      <text:p text:style-name="P13"><text:s text:c="4"/>new openbusidl::rs::ServiceOfferList(5);</text:p>
      <text:p text:style-name="P13"><text:s text:c="2"/>soList-&gt;length(5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</text:p>
      <text:p text:style-name="P13"><text:s text:c="4"/>new openbusidl::rs::PropertyValue(5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><text:s text:c="2"/>soList = registryService-&gt;find(p);</text:p>
      <text:p text:style-name="P13"><text:s text:c="2"/>openbusidl::rs::ServiceOffer so;</text:p>
      <text:p text:style-name="P13"><text:s text:c="2"/>so = soList[idx];</text:p>
      <text:p text:style-name="P3"/>
      <text:p text:style-name="P3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3"><text:tab/>scs::core::IComponent* component = so.member;</text:p>
      <text:p text:style-name="P13"><text:tab/>CORBA::Object* obj = component-&gt;getFacet("IDL:Hello:1.0");</text:p>
      <text:p text:style-name="P3"/>
      <text:p text:style-name="P3"><text:tab/>De posse do objeto <text:span text:style-name="T1">CORBA</text:span>, o usuário pode efetuar um <text:span text:style-name="T1">narrow</text:span> para mapear o objeto para a interface desejada:</text:p>
      <text:p text:style-name="P3"/>
      <text:p text:style-name="P3"><text:tab/> <text:span text:style-name="T12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<text:tab/><text:span text:style-name="T10">2.2.4. Código servidor</text:span></text:p>
      <text:p text:style-name="P3"/>
      <text:p text:style-name="P13">/*</text:p>
      <text:p text:style-name="P13">** OpenBus Demo - Orbix 6.3</text:p>
      <text:p text:style-name="P13">** server.cpp</text:p>
      <text:p text:style-name="P13">*/</text:p>
      <text:p text:style-name="P13"/>
      <text:p text:style-name="P13">#include &lt;fstream&gt;</text:p>
      <text:p text:style-name="P13">#include &lt;iostream&gt;</text:p>
      <text:p text:style-name="P13">#include &lt;omg/orb.hh&gt;</text:p>
      <text:p text:style-name="P13">#include &lt;it_ts/thread.h&gt;</text:p>
      <text:p text:style-name="P13"/>
      <text:p text:style-name="P13">#include &lt;openbus.h&gt;</text:p>
      <text:p text:style-name="P13"/>
      <text:p text:style-name="P13">#include "helloS.hh"</text:p>
      <text:p text:style-name="P13"/>
      <text:p text:style-name="P13">using namespace std;</text:p>
      <text:p text:style-name="P13"/>
      <text:p text:style-name="P13">IT_USING_NAMESPACE_STD</text:p>
      <text:p text:style-name="P13"/>
      <text:p text:style-name="P13">openbus::Openbus* bus;</text:p>
      <text:p text:style-name="P13"/>
      <text:p text:style-name="P13">class Hello_impl : virtual public POA_Hello {</text:p>
      <text:p text:style-name="P13"><text:s text:c="2"/>public:</text:p>
      <text:p text:style-name="P13"><text:s text:c="4"/>void sayHello() IT_THROW_DECL((CORBA::SystemException)) {</text:p>
      <text:p text:style-name="P13"><text:s text:c="6"/>cout &lt;&lt; endl &lt;&lt; "Servant diz: HELLO!" &lt;&lt; endl;</text:p>
      <text:p text:style-name="P13"><text:s text:c="6"/>openbusidl::acs::Credential_var credential = \</text:p>
      <text:p text:style-name="P13"><text:s text:c="8"/>bus-&gt;getCredentialIntercepted();</text:p>
      <text:p text:style-name="P13"><text:s text:c="5"/>cout &lt;&lt; "Usuário OpenBus que fez a chamada: " &lt;&lt; \</text:p>
      <text:p text:style-name="P13"><text:s text:c="7"/>credential-&gt;owner.in() &lt;&lt; endl;</text:p>
      <text:p text:style-name="P13"><text:s text:c="4"/>};</text:p>
      <text:p text:style-name="P13">};</text:p>
      <text:p text:style-name="P13"/>
      <text:p text:style-name="P13">Hello_impl* hello;</text:p>
      <text:p text:style-name="P13"/>
      <text:p text:style-name="P13">int main(int argc, char* argv[]) {</text:p>
      <text:p text:style-name="P13"><text:s text:c="2"/>char* registryId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ario desejar criar o seu proprio ORB/POA.</text:p>
      <text:p text:style-name="P13"><text:s text:c="2"/>CORBA::ORB* orb = CORBA::ORB_init(argc, argv);</text:p>
      <text:p text:style-name="P13"><text:s text:c="2"/>CORBA::Object_var poa_obj = orb-&gt;resolve_initial_references("RootPOA");</text:p>
      <text:p text:style-name="P13"><text:s text:c="2"/>PortableServer::POA* poa = PortableServer::POA::_narrow(poa_obj);</text:p>
      <text:p text:style-name="P13"><text:s text:c="2"/>PortableServer::POAManager_var poa_manager = poa-&gt;the_POAManager();</text:p>
      <text:p text:style-name="P13"><text:s text:c="2"/>poa_manager-&gt;activate();</text:p>
      <text:p text:style-name="P13"/>
      <text:p text:style-name="P13"><text:s text:c="2"/>bus-&gt;init(orb, poa);</text:p>
      <text:p text:style-name="P13">*/</text:p>
      <text:p text:style-name="P13"><text:s text:c="2"/>bus-&gt;init();</text:p>
      <text:p text:style-name="P13"/>
      <text:p text:style-name="P13"/>
      <text:p text:style-name="P13"/>
      <text:p text:style-name="P13"><text:soft-page-break/></text:p>
      <text:p text:style-name="P13">/* Conexa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><text:s text:c="2"/>hello = new Hello_impl;</text:p>
      <text:p text:style-name="P13"/>
      <text:p text:style-name="P13"><text:s text:c="2"/>scs::core::ComponentBuilder* componentBuilder = bus-&gt;getComponentBuilder();</text:p>
      <text:p text:style-name="P13"><text:s text:c="2"/>scs::core::IComponentImpl* IComponent = \</text:p>
      <text:p text:style-name="P13"><text:s text:c="2"/>componentBuilder-&gt;createComponent("component", 1, "facet", \</text:p>
      <text:p text:style-name="P13"><text:s text:c="4"/>"IDL:Hello:1.0", hello);</text:p>
      <text:p text:style-name="P13"/>
      <text:p text:style-name="P13"><text:s text:c="2"/>openbusidl::rs::PropertyList_var p = new openbusidl::rs::PropertyList(5);</text:p>
      <text:p text:style-name="P13"><text:s text:c="2"/>p-&gt;length(1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 \</text:p>
      <text:p text:style-name="P13"><text:s text:c="4"/>new openbusidl::rs::PropertyValue(5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><text:s text:c="2"/>openbusidl::rs::ServiceOffer so;</text:p>
      <text:p text:style-name="P13"><text:s text:c="2"/>so.properties = p;</text:p>
      <text:p text:style-name="P13"><text:s text:c="2"/>so.member = IComponent-&gt;_this();</text:p>
      <text:p text:style-name="P13"/>
      <text:p text:style-name="P13"><text:s text:c="2"/>registryService-&gt;Register(so, registryId);</text:p>
      <text:p text:style-name="P13"><text:s text:c="2"/>cout &lt;&lt; "Serviço HELLO registrado no OpenBus..." &lt;&lt; endl;</text:p>
      <text:p text:style-name="P13"/>
      <text:p text:style-name="P13"><text:s text:c="2"/>bus-&gt;run();</text:p>
      <text:p text:style-name="P13"/>
      <text:p text:style-name="P13"><text:s text:c="2"/>return 0;</text:p>
      <text:p text:style-name="P3">}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tab/><text:span text:style-name="T10">2.2.5. Código cliente</text:span></text:p>
      <text:p text:style-name="P3"/>
      <text:p text:style-name="P13">/*</text:p>
      <text:p text:style-name="P13">** OpenBus Demo - Orbix 6.3</text:p>
      <text:p text:style-name="P13">** client.cpp</text:p>
      <text:p text:style-name="P13">*/</text:p>
      <text:p text:style-name="P13"/>
      <text:p text:style-name="P13">#include &lt;fstream&gt;</text:p>
      <text:p text:style-name="P13">#include &lt;iostream&gt;</text:p>
      <text:p text:style-name="P13"/>
      <text:p text:style-name="P13">#include "hello.hh"</text:p>
      <text:p text:style-name="P13">#include &lt;openbus.h&gt;</text:p>
      <text:p text:style-name="P13"/>
      <text:p text:style-name="P13">using namespace std;</text:p>
      <text:p text:style-name="P13"/>
      <text:p text:style-name="P13">int main(int argc, char* argv[]) {</text:p>
      <text:p text:style-name="P13"><text:s text:c="2"/>openbus::Openbus* bus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ario desejar criar o seu proprio ORB/POA.</text:p>
      <text:p text:style-name="P13"><text:s text:c="2"/>CORBA::ORB* orb = CORBA::ORB_init(argc, argv);</text:p>
      <text:p text:style-name="P13"><text:s text:c="2"/>CORBA::Object_var poa_obj = orb-&gt;resolve_initial_references("RootPOA");</text:p>
      <text:p text:style-name="P13"><text:s text:c="2"/>PortableServer::POA* poa = PortableServer::POA::_narrow(poa_obj);</text:p>
      <text:p text:style-name="P13"><text:s text:c="2"/>PortableServer::POAManager_var poa_manager = poa-&gt;the_POAManager();</text:p>
      <text:p text:style-name="P13"><text:s text:c="2"/>poa_manager-&gt;activate();</text:p>
      <text:p text:style-name="P13"/>
      <text:p text:style-name="P13"><text:s text:c="2"/>bus-&gt;init(orb, poa);</text:p>
      <text:p text:style-name="P13">*/</text:p>
      <text:p text:style-name="P13"><text:s text:c="2"/>bus-&gt;init();</text:p>
      <text:p text:style-name="P13"/>
      <text:p text:style-name="P13">/* Conexa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 text:c="2"/>CORBA::ULong idx = 0;</text:p>
      <text:p text:style-name="P13"><text:s text:c="2"/>openbusidl::rs::PropertyList_var p = new openbusidl::rs::PropertyList(5);</text:p>
      <text:p text:style-name="P13"><text:s text:c="2"/>p-&gt;length(1);</text:p>
      <text:p text:style-name="P13"><text:s text:c="2"/>openbusidl::rs::ServiceOfferList_var soList =</text:p>
      <text:p text:style-name="P13"><text:s text:c="4"/>new openbusidl::rs::ServiceOfferList(5);</text:p>
      <text:p text:style-name="P13"><text:s text:c="2"/>soList-&gt;length(5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</text:p>
      <text:p text:style-name="P13"><text:s text:c="4"/>new openbusidl::rs::PropertyValue(5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><text:s text:c="2"/>soList = registryService-&gt;find(p);</text:p>
      <text:p text:style-name="P13"><text:s text:c="2"/>openbusidl::rs::ServiceOffer so;</text:p>
      <text:p text:style-name="P13"><text:s text:c="2"/>so = soList[idx];</text:p>
      <text:p text:style-name="P13"/>
      <text:p text:style-name="P13"><text:s text:c="2"/>scs::core::IComponent* component = so.member;</text:p>
      <text:p text:style-name="P13"><text:s text:c="2"/>CORBA::Object* obj = component-&gt;getFacet("IDL:Hello:1.0");</text:p>
      <text:p text:style-name="P13"><text:s text:c="2"/>Hello* hello = Hello::_narrow(obj);</text:p>
      <text:p text:style-name="P13"><text:s text:c="2"/>hello-&gt;sayHello();</text:p>
      <text:p text:style-name="P13"/>
      <text:p text:style-name="P13"><text:s text:c="2"/>bus-&gt;disconnect();</text:p>
      <text:p text:style-name="P13"/>
      <text:p text:style-name="P13"><text:s text:c="2"/>return 0;</text:p>
      <text:p text:style-name="P13">}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date>2009-02-11T20:17:10</dc:date>
    <meta:editing-cycles>194</meta:editing-cycles>
    <meta:editing-duration>P1DT4H59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304" meta:word-count="2152" meta:character-count="15768"/>
  </office:meta>
</office:document-meta>
</file>